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0.483cm" svg:y="7.958cm">
            <draw:object draw:notify-on-update-of-ranges="Лист1.A10:Лист1.A17 Лист1.B10:Лист1.B17 Лист1.A10:Лист1.A17 Лист1.C10:Лист1.C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table:formula="of:=0/99909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898">
            <text:p>88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26">
            <text:p>7326</text:p>
          </table:table-cell>
          <table:table-cell office:value-type="float" office:value="9.2">
            <text:p>9,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26">
            <text:p>20426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686">
            <text:p>3068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9909">
            <text:p>9990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[.B1]/99909" office:value-type="float" office:value="0">
            <text:p>0</text:p>
          </table:table-cell>
          <table:table-cell table:formula="of:=[.C1]/3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2]/99909" office:value-type="float" office:value="0.00226205847321062">
            <text:p>0,0022620585</text:p>
          </table:table-cell>
          <table:table-cell table:formula="of:=[.C2]/3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3]/99909" office:value-type="float" office:value="0.00922839784203625">
            <text:p>0,0092283978</text:p>
          </table:table-cell>
          <table:table-cell table:formula="of:=[.C3]/30" office:value-type="float" office:value="0.06">
            <text:p>0,0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4]/99909" office:value-type="float" office:value="0.0890610455514518">
            <text:p>0,0890610456</text:p>
          </table:table-cell>
          <table:table-cell table:formula="of:=[.C4]/30" office:value-type="float" office:value="0.166666666666667">
            <text:p>0,1666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5]/99909" office:value-type="float" office:value="0.0733267273218629">
            <text:p>0,0733267273</text:p>
          </table:table-cell>
          <table:table-cell table:formula="of:=[.C5]/30" office:value-type="float" office:value="0.306666666666667">
            <text:p>0,30666666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6]/99909" office:value-type="float" office:value="0.204446045901771">
            <text:p>0,2044460459</text:p>
          </table:table-cell>
          <table:table-cell table:formula="of:=[.C6]/30" office:value-type="float" office:value="0.293333333333333">
            <text:p>0,2933333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7]/99909" office:value-type="float" office:value="0.307139496942217">
            <text:p>0,3071394969</text:p>
          </table:table-cell>
          <table:table-cell table:formula="of:=[.C7]/30" office:value-type="float" office:value="0.4">
            <text:p>0,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8]/99909" office:value-type="float" office:value="1">
            <text:p>1</text:p>
          </table:table-cell>
          <table:table-cell table:formula="of:=[.C8]/30" office:value-type="float" office:value="1">
            <text:p>1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2T23:03:03</dc:date>
    <dc:creator>stas </dc:creator>
    <meta:document-statistic meta:table-count="1" meta:cell-count="48" meta:object-count="1"/>
    <meta:generator>LibreOffice/3.5$Linux_X86_64 LibreOffice_project/350m1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3.952cm" style:legend-expansion="high" chart:style-name="ch2"/>
        <chart:plot-area chart:style-name="ch3" table:cell-range-address="Лист1.A10:Лист1.C17" svg:x="0.77cm" svg:y="0.855cm" svg:width="12.142cm" svg:height="7.545cm">
          <chartooo:coordinate-region svg:x="1.497cm" svg:y="1.055cm" svg:width="11.32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0:Лист1.B17" chart:class="chart:scatter">
            <chart:domain table:cell-range-address="Лист1.A10:Лист1.A17"/>
            <chart:data-point chart:repeated="8"/>
          </chart:series>
          <chart:series chart:style-name="ch7" chart:values-cell-range-address="Лист1.C10:Лист1.C17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0:Лист1.A17</svg:desc>
                </draw:g>
              </table:table-cell>
              <table:table-cell office:value-type="float" office:value="0">
                <text:p>0</text:p>
                <draw:g>
                  <svg:desc>Лист1.B10:Лист1.B17</svg:desc>
                </draw:g>
              </table:table-cell>
              <table:table-cell office:value-type="float" office:value="0">
                <text:p>0</text:p>
                <draw:g>
                  <svg:desc>Лист1.C10:Лист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226205847321062">
                <text:p>0.0022620584732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922839784203625">
                <text:p>0.009228397842036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90610455514518">
                <text:p>0.089061045551451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33267273218629">
                <text:p>0.0733267273218629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4446045901771">
                <text:p>0.204446045901771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7139496942217">
                <text:p>0.3071394969422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